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cafc" officeooo:paragraph-rsid="0019caf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ed4c" officeooo:paragraph-rsid="001ced4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b93b" officeooo:paragraph-rsid="001fb93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e3189" officeooo:paragraph-rsid="001e318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ced4c" officeooo:paragraph-rsid="001ced4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86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: <text:span text:style-name="T1">Devices are pre-configured,so that the packet from PC1 to PC4 will follow the path PC1 to R1,R1 to R2,R2 to R4,R4 to PC4</text:span></text:p>
      <text:p text:style-name="P1">Note:<text:span text:style-name="T1"> MAC addresses of each interface are 12 hexadecimal characters,but only 4 characters are written near each device(in orange box).</text:span><text:span text:style-name="T2">For example R1’s Gi0/2 interface has MAC aaaa,and R1’s Gi0/0 interface has MAC bbbb.</text:span></text:p>
      <text:p text:style-name="P2">Note: <text:span text:style-name="T1">Each interface on a network device has a unique MAC address.</text:span></text:p>
      <text:p text:style-name="P4">‘Network device’ refers to switch,router,hub… not PC.</text:p>
      <text:p text:style-name="P5">Switch’s interfaces also have MAC addresses but are not written in this topology. </text:p>
      <text:p text:style-name="P3">Note: <text:span text:style-name="T1">We could not write MAC of R4’s Gi0/2 interface ffff cause it is the broadcast MAC addre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7:11:38.415283092</meta:creation-date>
    <meta:generator>LibreOffice/7.3.7.2$Linux_X86_64 LibreOffice_project/30$Build-2</meta:generator>
    <dc:date>2024-10-14T07:12:37.903125835</dc:date>
    <meta:editing-duration>PT28M47S</meta:editing-duration>
    <meta:editing-cycles>8</meta:editing-cycles>
    <meta:document-statistic meta:table-count="0" meta:image-count="0" meta:object-count="0" meta:page-count="1" meta:paragraph-count="6" meta:word-count="107" meta:character-count="641" meta:non-whitespace-character-count="539"/>
  </office:meta>
</office:document-meta>
</file>